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871cm" svg:height="11.659cm" svg:x="11.977cm" svg:y="0.214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4.1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formula="of:=AVERAGE([.B2:.B6])" office:value-type="float" office:value="127.8" calcext:value-type="float">
            <text:p>127,8</text:p>
          </table:table-cell>
          <table:table-cell table:formula="of:=SQRT(0.2*SUM(([.B2]-[.C2])^2))" office:value-type="float" office:value="4.38269323589959" calcext:value-type="float">
            <text:p>4,3826932359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122" calcext:value-type="float">
            <text:p>122</text:p>
          </table:table-cell>
          <table:table-cell table:formula="of:=AVERAGE([.B7:.B11])" office:value-type="float" office:value="126.333333333333" calcext:value-type="float">
            <text:p>126,3333333333</text:p>
          </table:table-cell>
          <table:table-cell table:formula="of:=SQRT(0.2*SUM(([.B3]-[.C7])^2))" office:value-type="float" office:value="0.298142396999974" calcext:value-type="float">
            <text:p>0,298142397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formula="of:=AVERAGE([.B12:.B16])" office:value-type="float" office:value="139.25" calcext:value-type="float">
            <text:p>139,25</text:p>
          </table:table-cell>
          <table:table-cell table:formula="of:=SQRT(0.2*SUM(([.B12]-[.C12])^2))" office:value-type="float" office:value="6.82000733137436" calcext:value-type="float">
            <text:p>6,8200073314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7" calcext:value-type="float">
            <text:p>147</text:p>
          </table:table-cell>
          <table:table-cell table:formula="of:=AVERAGE([.B17:.B21])" office:value-type="float" office:value="148.4" calcext:value-type="float">
            <text:p>148,4</text:p>
          </table:table-cell>
          <table:table-cell table:formula="of:=SQRT(0.2*SUM(([.B17]-[.C17])^2))" office:value-type="float" office:value="0.626099033699944" calcext:value-type="float">
            <text:p>0,6260990337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44:44.90558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2T15:52:42.852135203</dc:date>
    <dc:creator>Nicolas Paillet</dc:creator>
    <meta:editing-duration>PT1H42M25S</meta:editing-duration>
    <meta:editing-cycles>22</meta:editing-cycles>
    <meta:generator>LibreOffice/4.3.7.2$Linux_X86_64 LibreOffice_project/43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2cm" svg:height="11.66cm" xlink:href=".." xlink:type="simple" chart:class="chart:scatter" chart:style-name="ch1">
        <chart:title svg:x="8.348cm" svg:y="0.361cm" chart:style-name="ch2">
          <text:p>Resistance test 14.1</text:p>
        </chart:title>
        <chart:legend chart:legend-position="end" svg:x="17.63cm" svg:y="5.282cm" style:legend-expansion="high" chart:style-name="ch3"/>
        <chart:plot-area chart:style-name="ch4" table:cell-range-address="Sheet1.A2:Sheet1.B21 Sheet1.B1:Sheet1.B1 Sheet1.E1:Sheet1.E21" chart:data-source-has-labels="row" svg:x="1.428cm" svg:y="1.381cm" svg:width="15.785cm" svg:height="9.065cm">
          <chartooo:coordinate-region svg:x="2.235cm" svg:y="1.581cm" svg:width="14.738cm" svg:height="8.218cm"/>
          <chart:axis chart:dimension="x" chart:name="primary-x" chart:style-name="ch5">
            <chart:title svg:x="8.284cm" svg:y="10.679cm" chart:style-name="ch6">
              <text:p>Surface (µm²)</text:p>
            </chart:title>
          </chart:axis>
          <chart:axis chart:dimension="y" chart:name="primary-y" chart:style-name="ch5">
            <chart:title svg:x="0.451cm" svg:y="6.777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4.1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8">
                <text:p>118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22">
                <text:p>122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21">
                <text:p>121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36">
                <text:p>136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